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7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3.581cm"/>
    </style:style>
    <style:style style:name="co3" style:family="table-column">
      <style:table-column-properties fo:break-before="auto" style:column-width="2.713cm"/>
    </style:style>
    <style:style style:name="co4" style:family="table-column">
      <style:table-column-properties fo:break-before="auto" style:column-width="2.656cm"/>
    </style:style>
    <style:style style:name="co5" style:family="table-column">
      <style:table-column-properties fo:break-before="auto" style:column-width="2.937cm"/>
    </style:style>
    <style:style style:name="co6" style:family="table-column">
      <style:table-column-properties fo:break-before="auto" style:column-width="3.261cm"/>
    </style:style>
    <style:style style:name="co8" style:family="table-column">
      <style:table-column-properties fo:break-before="auto" style:column-width="3.316cm"/>
    </style:style>
    <style:style style:name="co9" style:family="table-column">
      <style:table-column-properties fo:break-before="auto" style:column-width="3.013cm"/>
    </style:style>
    <style:style style:name="co10" style:family="table-column">
      <style:table-column-properties fo:break-before="auto" style:column-width="2.044cm"/>
    </style:style>
    <style:style style:name="co11" style:family="table-column">
      <style:table-column-properties fo:break-before="auto" style:column-width="2.293cm"/>
    </style:style>
    <style:style style:name="ro2" style:family="table-row">
      <style:table-row-properties style:row-height="0.497cm" fo:break-before="auto" style:use-optimal-row-height="true"/>
    </style:style>
    <style:style style:name="ro1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582cm" fo:break-before="auto" style:use-optimal-row-height="true"/>
    </style:style>
    <style:style style:name="ta4" style:family="table" style:master-page-name="PageStyle_5f_List2">
      <style:table-properties table:display="true" style:writing-mode="lr-tb"/>
    </style:style>
    <style:style style:name="ta3" style:family="table" style:master-page-name="PageStyle_5f_List3">
      <style:table-properties table:display="true" style:writing-mode="lr-tb"/>
    </style:style>
    <style:style style:name="ta5" style:family="table" style:master-page-name="PageStyle_5f_List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31pt solid #1a1a1a" fo:padding="0.071cm" style:rotation-align="none"/>
    </style:style>
    <style:style style:name="ce6" style:family="table-cell" style:parent-style-name="Default" style:data-style-name="N10">
      <style:table-cell-properties style:diagonal-bl-tr="none" style:diagonal-tl-br="none" fo:border="0.31pt solid #1a1a1a" fo:padding="0.071cm" style:rotation-align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1a1a1a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9" style:family="table-cell" style:parent-style-name="Default" style:data-style-name="N60"/>
    <style:style style:name="ce20" style:family="table-cell" style:parent-style-name="Default" style:data-style-name="N60">
      <style:table-cell-properties fo:wrap-option="wrap"/>
      <style:text-properties fo:color="#737373" style:text-outline="false" style:text-line-through-style="non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42">
      <style:text-properties style:font-weight-asian="normal"/>
    </style:style>
    <style:style style:name="ce22" style:family="table-cell" style:parent-style-name="Default" style:data-style-name="N142"/>
  </office:automatic-styles>
  <office:body>
    <office:spreadsheet>
      <table:calculation-settings table:case-sensitive="false" table:automatic-find-labels="false" table:use-regular-expressions="false"/>
      <table:table table:name="List1" table:style-name="ta5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7" table:number-columns-repeated="1015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průtokoměry</text:p>
          </table:table-cell>
          <table:table-cell table:style-name="ce2" office:value-type="string">
            <text:p>DM21</text:p>
          </table:table-cell>
          <table:table-cell table:style-name="ce2" office:value-type="string">
            <text:p>PR4000</text:p>
          </table:table-cell>
          <table:table-cell/>
          <table:table-cell table:style-name="ce15" office:value-type="string">
            <text:p>Avantes</text:p>
          </table:table-cell>
          <table:table-cell table:style-name="ce15" office:value-type="string">
            <text:p>Avaspec - 2040TBC-2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počat. hodnoty</text:p>
          </table:table-cell>
          <table:table-cell table:style-name="ce3" office:value-type="float" office:value="0.8">
            <text:p>0,8</text:p>
          </table:table-cell>
          <table:table-cell table:style-name="ce3" office:value-type="float" office:value="0.0158">
            <text:p>0,0158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nula po měření</text:p>
          </table:table-cell>
          <table:table-cell table:style-name="ce3" office:value-type="float" office:value="0.63">
            <text:p>0,63</text:p>
          </table:table-cell>
          <table:table-cell table:style-name="ce3" office:value-type="float" office:value="0.0142">
            <text:p>0,0142</text:p>
          </table:table-cell>
          <table:table-cell office:value-type="string">
            <text:p>POUŽÍT TUTO 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>
            <text:p>průtok argonu - kalibrace</text:p>
          </table:table-cell>
          <table:table-cell table:style-name="ce4"/>
          <table:table-cell table:number-columns-repeated="1022"/>
        </table:table-row>
        <table:table-row table:style-name="ro2">
          <table:table-cell table:number-columns-repeated="6"/>
          <table:table-cell table:style-name="ce4" office:value-type="string">
            <text:p>1,38 sccm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Bronkhorst kalibrovaný na dusík, oprava na Agron</text:p>
          </table:table-cell>
          <table:table-cell table:number-columns-repeated="2"/>
          <table:table-cell table:style-name="ce13"/>
          <table:table-cell table:number-columns-repeated="2" table:style-name="ce16" office:value-type="string">
            <text:p>po odečtu nuly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Bronkhorst</text:p>
          </table:table-cell>
          <table:table-cell table:style-name="ce5" office:value-type="string">
            <text:p>DM21 p [Pa]</text:p>
          </table:table-cell>
          <table:table-cell table:style-name="ce5" office:value-type="string">
            <text:p>PR4000 p [Pa]</text:p>
          </table:table-cell>
          <table:table-cell table:style-name="ce14" office:value-type="string">
            <text:p>Průtok [sccm]</text:p>
          </table:table-cell>
          <table:table-cell table:style-name="ce17" office:value-type="string">
            <text:p>Tlak (Leybold) [Pa]</text:p>
          </table:table-cell>
          <table:table-cell table:style-name="ce17" office:value-type="string">
            <text:p>Tlak (MKS) [Pa]</text:p>
          </table:table-cell>
          <table:table-cell table:number-columns-repeated="1018"/>
        </table:table-row>
        <table:table-row table:style-name="ro2">
          <table:table-cell table:style-name="ce6" office:value-type="percentage" office:value="0.1">
            <text:p>10%</text:p>
          </table:table-cell>
          <table:table-cell table:style-name="ce5" office:value-type="float" office:value="0.87">
            <text:p>0,87</text:p>
          </table:table-cell>
          <table:table-cell table:style-name="ce5" office:value-type="float" office:value="0.23">
            <text:p>0,23</text:p>
          </table:table-cell>
          <table:table-cell table:style-name="ce14" table:formula="of:=[.A11]*1.39" office:value-type="float" office:value="0.139">
            <text:p>0,139</text:p>
          </table:table-cell>
          <table:table-cell table:style-name="ce18" table:formula="of:=[.B11]-[.B$4]" office:value-type="float" office:value="0.24">
            <text:p>0,24</text:p>
          </table:table-cell>
          <table:table-cell table:style-name="ce18" table:formula="of:=[.C11]-[.C$4]" office:value-type="float" office:value="0.2158">
            <text:p>0,2158</text:p>
          </table:table-cell>
          <table:table-cell table:number-columns-repeated="1018"/>
        </table:table-row>
        <table:table-row table:style-name="ro2">
          <table:table-cell table:style-name="ce6" office:value-type="percentage" office:value="0.2">
            <text:p>20%</text:p>
          </table:table-cell>
          <table:table-cell table:style-name="ce5" office:value-type="float" office:value="1.14">
            <text:p>1,14</text:p>
          </table:table-cell>
          <table:table-cell table:style-name="ce5" office:value-type="float" office:value="0.43">
            <text:p>0,43</text:p>
          </table:table-cell>
          <table:table-cell table:style-name="ce14" table:formula="of:=[.A12]*1.39" office:value-type="float" office:value="0.278">
            <text:p>0,278</text:p>
          </table:table-cell>
          <table:table-cell table:style-name="ce18" table:formula="of:=[.B12]-[.B$4]" office:value-type="float" office:value="0.51">
            <text:p>0,51</text:p>
          </table:table-cell>
          <table:table-cell table:style-name="ce18" table:formula="of:=[.C12]-[.C$4]" office:value-type="float" office:value="0.4158">
            <text:p>0,4158</text:p>
          </table:table-cell>
          <table:table-cell table:number-columns-repeated="1018"/>
        </table:table-row>
        <table:table-row table:style-name="ro2">
          <table:table-cell table:style-name="ce6" office:value-type="percentage" office:value="0.3">
            <text:p>30%</text:p>
          </table:table-cell>
          <table:table-cell table:style-name="ce5" office:value-type="float" office:value="1.35">
            <text:p>1,35</text:p>
          </table:table-cell>
          <table:table-cell table:style-name="ce5" office:value-type="float" office:value="0.61">
            <text:p>0,61</text:p>
          </table:table-cell>
          <table:table-cell table:style-name="ce14" table:formula="of:=[.A13]*1.39" office:value-type="float" office:value="0.417">
            <text:p>0,417</text:p>
          </table:table-cell>
          <table:table-cell table:style-name="ce18" table:formula="of:=[.B13]-[.B$4]" office:value-type="float" office:value="0.72">
            <text:p>0,72</text:p>
          </table:table-cell>
          <table:table-cell table:style-name="ce18" table:formula="of:=[.C13]-[.C$4]" office:value-type="float" office:value="0.5958">
            <text:p>0,5958</text:p>
          </table:table-cell>
          <table:table-cell table:number-columns-repeated="2"/>
          <table:table-cell office:value-type="string">
            <text:p>rtuťová linka</text:p>
          </table:table-cell>
          <table:table-cell table:style-name="ce1" office:value-type="float" office:value="435.833">
            <text:p>435,833</text:p>
          </table:table-cell>
          <table:table-cell table:number-columns-repeated="1014"/>
        </table:table-row>
        <table:table-row table:style-name="ro2">
          <table:table-cell table:style-name="ce6" office:value-type="percentage" office:value="0.4">
            <text:p>40%</text:p>
          </table:table-cell>
          <table:table-cell table:style-name="ce5" office:value-type="float" office:value="1.5">
            <text:p>1,5</text:p>
          </table:table-cell>
          <table:table-cell table:style-name="ce5" office:value-type="float" office:value="0.79">
            <text:p>0,79</text:p>
          </table:table-cell>
          <table:table-cell table:style-name="ce14" table:formula="of:=[.A14]*1.39" office:value-type="float" office:value="0.556">
            <text:p>0,556</text:p>
          </table:table-cell>
          <table:table-cell table:style-name="ce18" table:formula="of:=[.B14]-[.B$4]" office:value-type="float" office:value="0.87">
            <text:p>0,87</text:p>
          </table:table-cell>
          <table:table-cell table:style-name="ce18" table:formula="of:=[.C14]-[.C$4]" office:value-type="float" office:value="0.7758">
            <text:p>0,7758</text:p>
          </table:table-cell>
          <table:table-cell table:number-columns-repeated="1018"/>
        </table:table-row>
        <table:table-row table:style-name="ro2">
          <table:table-cell table:style-name="ce6" office:value-type="percentage" office:value="0.5">
            <text:p>50%</text:p>
          </table:table-cell>
          <table:table-cell table:style-name="ce5" office:value-type="float" office:value="1.7">
            <text:p>1,7</text:p>
          </table:table-cell>
          <table:table-cell table:style-name="ce5" office:value-type="float" office:value="0.97">
            <text:p>0,97</text:p>
          </table:table-cell>
          <table:table-cell table:style-name="ce14" table:formula="of:=[.A15]*1.39" office:value-type="float" office:value="0.695">
            <text:p>0,695</text:p>
          </table:table-cell>
          <table:table-cell table:style-name="ce18" table:formula="of:=[.B15]-[.B$4]" office:value-type="float" office:value="1.07">
            <text:p>1,07</text:p>
          </table:table-cell>
          <table:table-cell table:style-name="ce18" table:formula="of:=[.C15]-[.C$4]" office:value-type="float" office:value="0.9558">
            <text:p>0,9558</text:p>
          </table:table-cell>
          <table:table-cell table:number-columns-repeated="1018"/>
        </table:table-row>
        <table:table-row table:style-name="ro2">
          <table:table-cell table:style-name="ce6" office:value-type="percentage" office:value="0.6">
            <text:p>60%</text:p>
          </table:table-cell>
          <table:table-cell table:style-name="ce5" office:value-type="float" office:value="1.76">
            <text:p>1,76</text:p>
          </table:table-cell>
          <table:table-cell table:style-name="ce5" office:value-type="float" office:value="1.122">
            <text:p>1,122</text:p>
          </table:table-cell>
          <table:table-cell table:style-name="ce14" table:formula="of:=[.A16]*1.39" office:value-type="float" office:value="0.834">
            <text:p>0,834</text:p>
          </table:table-cell>
          <table:table-cell table:style-name="ce18" table:formula="of:=[.B16]-[.B$4]" office:value-type="float" office:value="1.13">
            <text:p>1,13</text:p>
          </table:table-cell>
          <table:table-cell table:style-name="ce18" table:formula="of:=[.C16]-[.C$4]" office:value-type="float" office:value="1.1078">
            <text:p>1,1078</text:p>
          </table:table-cell>
          <table:table-cell table:number-columns-repeated="1018"/>
        </table:table-row>
        <table:table-row table:style-name="ro2">
          <table:table-cell table:style-name="ce6" office:value-type="percentage" office:value="0.7">
            <text:p>70%</text:p>
          </table:table-cell>
          <table:table-cell table:style-name="ce5" office:value-type="float" office:value="1.91">
            <text:p>1,91</text:p>
          </table:table-cell>
          <table:table-cell table:style-name="ce5" office:value-type="float" office:value="1.2822">
            <text:p>1,2822</text:p>
          </table:table-cell>
          <table:table-cell table:style-name="ce14" table:formula="of:=[.A17]*1.39" office:value-type="float" office:value="0.973">
            <text:p>0,973</text:p>
          </table:table-cell>
          <table:table-cell table:style-name="ce18" table:formula="of:=[.B17]-[.B$4]" office:value-type="float" office:value="1.28">
            <text:p>1,28</text:p>
          </table:table-cell>
          <table:table-cell table:style-name="ce18" table:formula="of:=[.C17]-[.C$4]" office:value-type="float" office:value="1.268">
            <text:p>1,268</text:p>
          </table:table-cell>
          <table:table-cell table:number-columns-repeated="1018"/>
        </table:table-row>
        <table:table-row table:style-name="ro4">
          <table:table-cell table:style-name="ce6" office:value-type="percentage" office:value="0.8">
            <text:p>80%</text:p>
          </table:table-cell>
          <table:table-cell table:style-name="ce5" office:value-type="float" office:value="2.06">
            <text:p>2,06</text:p>
          </table:table-cell>
          <table:table-cell table:style-name="ce5" office:value-type="float" office:value="1.4336">
            <text:p>1,4336</text:p>
          </table:table-cell>
          <table:table-cell table:style-name="ce14" table:formula="of:=[.A18]*1.39" office:value-type="float" office:value="1.112">
            <text:p>1,112</text:p>
          </table:table-cell>
          <table:table-cell table:style-name="ce18" table:formula="of:=[.B18]-[.B$4]" office:value-type="float" office:value="1.43">
            <text:p>1,43</text:p>
          </table:table-cell>
          <table:table-cell table:style-name="ce18" table:formula="of:=[.C18]-[.C$4]" office:value-type="float" office:value="1.4194">
            <text:p>1,4194</text:p>
          </table:table-cell>
          <table:table-cell table:number-columns-repeated="1018"/>
        </table:table-row>
        <table:table-row table:style-name="ro2">
          <table:table-cell table:style-name="ce6" office:value-type="percentage" office:value="0.9">
            <text:p>90%</text:p>
          </table:table-cell>
          <table:table-cell table:style-name="ce5" office:value-type="float" office:value="2.23">
            <text:p>2,23</text:p>
          </table:table-cell>
          <table:table-cell table:style-name="ce5" office:value-type="float" office:value="1.5794">
            <text:p>1,5794</text:p>
          </table:table-cell>
          <table:table-cell table:style-name="ce14" table:formula="of:=[.A19]*1.39" office:value-type="float" office:value="1.251">
            <text:p>1,251</text:p>
          </table:table-cell>
          <table:table-cell table:style-name="ce18" table:formula="of:=[.B19]-[.B$4]" office:value-type="float" office:value="1.6">
            <text:p>1,6</text:p>
          </table:table-cell>
          <table:table-cell table:style-name="ce18" table:formula="of:=[.C19]-[.C$4]" office:value-type="float" office:value="1.5652">
            <text:p>1,5652</text:p>
          </table:table-cell>
          <table:table-cell table:number-columns-repeated="1018"/>
        </table:table-row>
        <table:table-row table:style-name="ro2">
          <table:table-cell table:style-name="ce6" office:value-type="percentage" office:value="1">
            <text:p>100%</text:p>
          </table:table-cell>
          <table:table-cell table:style-name="ce5" office:value-type="float" office:value="2.34">
            <text:p>2,34</text:p>
          </table:table-cell>
          <table:table-cell table:style-name="ce5" office:value-type="float" office:value="1.7244">
            <text:p>1,7244</text:p>
          </table:table-cell>
          <table:table-cell table:style-name="ce14" table:formula="of:=[.A20]*1.39" office:value-type="float" office:value="1.39">
            <text:p>1,39</text:p>
          </table:table-cell>
          <table:table-cell table:style-name="ce18" table:formula="of:=[.B20]-[.B$4]" office:value-type="float" office:value="1.71">
            <text:p>1,71</text:p>
          </table:table-cell>
          <table:table-cell table:style-name="ce18" table:formula="of:=[.C20]-[.C$4]" office:value-type="float" office:value="1.7102">
            <text:p>1,7102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(odečíst nulu!!!!)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4" office:value-type="string">
            <text:p>Kyslík (rozsah 10 sccm)</text:p>
          </table:table-cell>
          <table:table-cell table:number-columns-repeated="1023"/>
        </table:table-row>
        <table:table-row table:style-name="ro2">
          <table:table-cell table:number-columns-repeated="3"/>
          <table:table-cell table:style-name="ce14" office:value-type="string">
            <text:p>Průtok [sccm]</text:p>
          </table:table-cell>
          <table:table-cell table:style-name="ce17" office:value-type="string">
            <text:p>Tlak (Leybold) [Pa]</text:p>
          </table:table-cell>
          <table:table-cell table:style-name="ce17" office:value-type="string">
            <text:p>Tlak (MKS) [Pa]</text:p>
          </table:table-cell>
          <table:table-cell table:number-columns-repeated="1018"/>
        </table:table-row>
        <table:table-row table:style-name="ro2">
          <table:table-cell table:style-name="ce6" office:value-type="percentage" office:value="0.5">
            <text:p>50%</text:p>
          </table:table-cell>
          <table:table-cell table:style-name="ce5" office:value-type="float" office:value="4.6">
            <text:p>4,6</text:p>
          </table:table-cell>
          <table:table-cell table:style-name="ce5" office:value-type="float" office:value="4.0664">
            <text:p>4,0664</text:p>
          </table:table-cell>
          <table:table-cell table:style-name="ce14" table:formula="of:=[.A28]*0.98*10" office:value-type="float" office:value="4.9">
            <text:p>4,9</text:p>
          </table:table-cell>
          <table:table-cell table:style-name="ce18" table:formula="of:=[.B28]-[.B$4]" office:value-type="float" office:value="3.97">
            <text:p>3,97</text:p>
          </table:table-cell>
          <table:table-cell table:style-name="ce18" table:formula="of:=[.C28]-[.C$4]" office:value-type="float" office:value="4.0522">
            <text:p>4,0522</text:p>
          </table:table-cell>
          <table:table-cell table:number-columns-repeated="1018"/>
        </table:table-row>
        <table:table-row table:style-name="ro2">
          <table:table-cell table:style-name="ce6" office:value-type="percentage" office:value="0.6">
            <text:p>60%</text:p>
          </table:table-cell>
          <table:table-cell table:style-name="ce5" office:value-type="float" office:value="5.1">
            <text:p>5,1</text:p>
          </table:table-cell>
          <table:table-cell table:style-name="ce5" office:value-type="float" office:value="4.5906">
            <text:p>4,5906</text:p>
          </table:table-cell>
          <table:table-cell table:style-name="ce14" table:formula="of:=[.A29]*0.98*10" office:value-type="float" office:value="5.88">
            <text:p>5,88</text:p>
          </table:table-cell>
          <table:table-cell table:style-name="ce18" table:formula="of:=[.B29]-[.B$4]" office:value-type="float" office:value="4.47">
            <text:p>4,47</text:p>
          </table:table-cell>
          <table:table-cell table:style-name="ce18" table:formula="of:=[.C29]-[.C$4]" office:value-type="float" office:value="4.5764">
            <text:p>4,5764</text:p>
          </table:table-cell>
          <table:table-cell table:style-name="ce1" office:value-type="string">
            <text:p>keAR</text:p>
          </table:table-cell>
          <table:table-cell table:style-name="ce19" office:value-type="float" office:value="0.0000000000337">
            <text:p>3,37E-011</text:p>
          </table:table-cell>
          <table:table-cell table:style-name="Default"/>
          <table:table-cell table:style-name="ce19" office:value-type="float" office:value="3.37E-015">
            <text:p>3,37E-015</text:p>
          </table:table-cell>
          <table:table-cell table:number-columns-repeated="3"/>
          <table:table-cell table:style-name="ce19" office:value-type="float" office:value="0.0000000000108">
            <text:p>1,08E-011</text:p>
          </table:table-cell>
          <table:table-cell table:number-columns-repeated="1010"/>
        </table:table-row>
        <table:table-row table:style-name="ro5">
          <table:table-cell table:style-name="ce6" office:value-type="percentage" office:value="0.7">
            <text:p>70%</text:p>
          </table:table-cell>
          <table:table-cell table:style-name="ce5" office:value-type="float" office:value="5.6">
            <text:p>5,6</text:p>
          </table:table-cell>
          <table:table-cell table:style-name="ce5" office:value-type="float" office:value="5.087">
            <text:p>5,087</text:p>
          </table:table-cell>
          <table:table-cell table:style-name="ce14" table:formula="of:=[.A30]*0.98*10" office:value-type="float" office:value="6.86">
            <text:p>6,86</text:p>
          </table:table-cell>
          <table:table-cell table:style-name="ce18" table:formula="of:=[.B30]-[.B$4]" office:value-type="float" office:value="4.97">
            <text:p>4,97</text:p>
          </table:table-cell>
          <table:table-cell table:style-name="ce18" table:formula="of:=[.C30]-[.C$4]" office:value-type="float" office:value="5.0728">
            <text:p>5,0728</text:p>
          </table:table-cell>
          <table:table-cell table:style-name="ce1" office:value-type="string">
            <text:p>keO</text:p>
          </table:table-cell>
          <table:table-cell table:style-name="ce20" office:value-type="float" office:value="0.0000000000675">
            <text:p>6,75E-011</text:p>
          </table:table-cell>
          <table:table-cell table:style-name="Default"/>
          <table:table-cell table:style-name="ce20" office:value-type="float" office:value="6.75E-015">
            <text:p>6,75E-015</text:p>
          </table:table-cell>
          <table:table-cell table:number-columns-repeated="3"/>
          <table:table-cell table:style-name="ce19" office:value-type="float" office:value="0.0000000000218">
            <text:p>2,18E-011</text:p>
          </table:table-cell>
          <table:table-cell table:number-columns-repeated="1010"/>
        </table:table-row>
        <table:table-row table:style-name="ro5">
          <table:table-cell table:style-name="ce6" office:value-type="percentage" office:value="0.75">
            <text:p>75%</text:p>
          </table:table-cell>
          <table:table-cell table:style-name="ce5" office:value-type="float" office:value="5.9">
            <text:p>5,9</text:p>
          </table:table-cell>
          <table:table-cell table:style-name="ce5" office:value-type="float" office:value="5.3333">
            <text:p>5,3333</text:p>
          </table:table-cell>
          <table:table-cell table:style-name="ce14" table:formula="of:=[.A31]*0.98*10" office:value-type="float" office:value="7.35">
            <text:p>7,35</text:p>
          </table:table-cell>
          <table:table-cell table:style-name="ce18" table:formula="of:=[.B31]-[.B$4]" office:value-type="float" office:value="5.27">
            <text:p>5,27</text:p>
          </table:table-cell>
          <table:table-cell table:style-name="ce18" table:formula="of:=[.C31]-[.C$4]" office:value-type="float" office:value="5.3191">
            <text:p>5,3191</text:p>
          </table:table-cell>
          <table:table-cell table:style-name="ce1" office:value-type="string">
            <text:p>kde02</text:p>
          </table:table-cell>
          <table:table-cell table:style-name="ce20" office:value-type="float" office:value="0.00000000000133">
            <text:p>1,33E-012</text:p>
          </table:table-cell>
          <table:table-cell table:style-name="Default"/>
          <table:table-cell table:style-name="ce20" office:value-type="float" office:value="1.33E-016">
            <text:p>1,33E-016</text:p>
          </table:table-cell>
          <table:table-cell table:number-columns-repeated="3"/>
          <table:table-cell table:style-name="ce19" office:value-type="float" office:value="0.000000000000271">
            <text:p>2,71E-013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Default"/>
          <table:table-cell table:style-name="ce1" office:value-type="string">
            <text:p>A</text:p>
          </table:table-cell>
          <table:table-cell table:formula="of:=(2*([.H30]/[.H29]) - [.H31]/[.H29])" office:value-type="float" office:value="3.96646884272997">
            <text:p>3,9664688427</text:p>
          </table:table-cell>
          <table:table-cell table:style-name="Default"/>
          <table:table-cell table:style-name="ce1"/>
          <table:table-cell table:number-columns-repeated="1014"/>
        </table:table-row>
        <table:table-row table:style-name="ro5">
          <table:table-cell office:value-type="string">
            <text:p>korekce pro kyslík 0,98</text:p>
          </table:table-cell>
          <table:table-cell table:number-columns-repeated="4"/>
          <table:table-cell table:style-name="Default"/>
          <table:table-cell table:style-name="ce1" office:value-type="string">
            <text:p>C</text:p>
          </table:table-cell>
          <table:table-cell table:formula="of:=([.L36]/[.L35])*(47451162/53067359)*(826/844)*([.L33]/[.L34])" office:value-type="float" office:value="4.57567883864908">
            <text:p>4,5756788386</text:p>
          </table:table-cell>
          <table:table-cell table:style-name="Default"/>
          <table:table-cell table:style-name="ce1" office:value-type="string">
            <text:p>einstein O</text:p>
          </table:table-cell>
          <table:table-cell/>
          <table:table-cell office:value-type="float" office:value="3.22">
            <text:p>3,22</text:p>
          </table:table-cell>
          <table:table-cell table:number-columns-repeated="1012"/>
        </table:table-row>
        <table:table-row table:style-name="ro5">
          <table:table-cell table:number-columns-repeated="5"/>
          <table:table-cell table:style-name="Default"/>
          <table:table-cell table:style-name="ce1" office:value-type="string">
            <text:p>kde</text:p>
          </table:table-cell>
          <table:table-cell table:formula="of:=[.H31]/[.H29]" office:value-type="float" office:value="0.0394658753709199">
            <text:p>0,0394658754</text:p>
          </table:table-cell>
          <table:table-cell table:style-name="Default"/>
          <table:table-cell table:style-name="ce1" office:value-type="string">
            <text:p>einstein Ar</text:p>
          </table:table-cell>
          <table:table-cell/>
          <table:table-cell office:value-type="float" office:value="1.53">
            <text:p>1,53</text:p>
          </table:table-cell>
          <table:table-cell table:number-columns-repeated="1012"/>
        </table:table-row>
        <table:table-row table:style-name="ro2">
          <table:table-cell table:style-name="ce4" office:value-type="string">
            <text:p>Měření:</text:p>
          </table:table-cell>
          <table:table-cell table:number-columns-repeated="4"/>
          <table:table-cell table:style-name="Default"/>
          <table:table-cell table:style-name="ce1" office:value-type="string">
            <text:p>ke</text:p>
          </table:table-cell>
          <table:table-cell table:formula="of:=[.H30]/[.H29]" office:value-type="float" office:value="2.00296735905044">
            <text:p>2,0029673591</text:p>
          </table:table-cell>
          <table:table-cell table:style-name="Default"/>
          <table:table-cell table:style-name="ce1" office:value-type="string">
            <text:p>einstein sum O</text:p>
          </table:table-cell>
          <table:table-cell/>
          <table:table-cell office:value-type="float" office:value="3.22">
            <text:p>3,22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string">
            <text:p>einstein sum Ar</text:p>
          </table:table-cell>
          <table:table-cell/>
          <table:table-cell office:value-type="float" office:value="8">
            <text:p>8</text:p>
          </table:table-cell>
          <table:table-cell table:number-columns-repeated="1012"/>
        </table:table-row>
        <table:table-row table:style-name="ro2">
          <table:table-cell office:value-type="string">
            <text:p>p = 9,1 Pa</text:p>
          </table:table-cell>
          <table:table-cell table:style-name="ce3" office:value-type="string">
            <text:p>Ar</text:p>
          </table:table-cell>
          <table:table-cell table:style-name="ce3" office:value-type="string">
            <text:p>O2</text:p>
          </table:table-cell>
          <table:table-cell table:number-columns-repeated="1021"/>
        </table:table-row>
        <table:table-row table:style-name="ro2">
          <table:table-cell/>
          <table:table-cell table:number-columns-repeated="2" table:style-name="ce11" office:value-type="percentage" office:value="0.5">
            <text:p>50%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1) měníme výkon při koncentracích Ar 50% a O2 50% <text:s text:c="2"/>Argon (rozsah 1 sccm)</text:p>
          </table:table-cell>
          <table:table-cell table:style-name="ce4" table:number-columns-repeated="3"/>
          <table:table-cell/>
          <table:table-cell office:value-type="string">
            <text:p>eta</text:p>
          </table:table-cell>
          <table:table-cell table:formula="of:=(0.5*10*0.98)/(1.39*0.5)" office:value-type="float" office:value="7.05035971223022">
            <text:p>7,0503597122</text:p>
          </table:table-cell>
          <table:table-cell table:formula="of:=(0.5*10*0.98)/(1.39*0.5 + 0.5*10*0.98)" office:value-type="float" office:value="0.875781948168007">
            <text:p>0,8757819482</text:p>
          </table:table-cell>
          <table:table-cell table:number-columns-repeated="1016"/>
        </table:table-row>
        <table:table-row table:style-name="ro2">
          <table:table-cell office:value-type="string">
            <text:p>p = 9,1 Pa</text:p>
          </table:table-cell>
          <table:table-cell office:value-type="float" office:value="8.5">
            <text:p>8,5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znač.</text:p>
          </table:table-cell>
          <table:table-cell table:style-name="ce2" office:value-type="string">
            <text:p>P [W]</text:p>
          </table:table-cell>
          <table:table-cell table:style-name="ce2" office:value-type="string">
            <text:p>Ar</text:p>
          </table:table-cell>
          <table:table-cell table:style-name="ce2" office:value-type="string">
            <text:p>O2</text:p>
          </table:table-cell>
          <table:table-cell office:value-type="string">
            <text:p>IAR</text:p>
          </table:table-cell>
          <table:table-cell office:value-type="string">
            <text:p>IO</text:p>
          </table:table-cell>
          <table:table-cell office:value-type="string">
            <text:p>1/(eta C) I_O/I_Ar</text:p>
          </table:table-cell>
          <table:table-cell office:value-type="string">
            <text:p>alpha</text:p>
          </table:table-cell>
          <table:table-cell office:value-type="string">
            <text:p>[O]</text:p>
          </table:table-cell>
          <table:table-cell table:number-columns-repeated="1015"/>
        </table:table-row>
        <table:table-row table:style-name="ro2">
          <table:table-cell table:style-name="ce7" office:value-type="float" office:value="2">
            <text:p>2</text:p>
          </table:table-cell>
          <table:table-cell table:style-name="ce7" office:value-type="float" office:value="40">
            <text:p>40</text:p>
          </table:table-cell>
          <table:table-cell table:number-columns-repeated="2" table:style-name="ce12" office:value-type="percentage" office:value="0.5">
            <text:p>50%</text:p>
          </table:table-cell>
          <table:table-cell office:value-type="float" office:value="368">
            <text:p>368</text:p>
          </table:table-cell>
          <table:table-cell office:value-type="float" office:value="640">
            <text:p>640</text:p>
          </table:table-cell>
          <table:table-cell table:formula="of:=(1 / ([.$G$40]*[.$H$33]) ) *([.F43]/[.E43])" office:value-type="float" office:value="0.0539095051848386">
            <text:p>0,0539095052</text:p>
          </table:table-cell>
          <table:table-cell table:formula="of:=( [.G43] - ([.$H$31]/[.$H$29]) )/[.$H$32]" office:value-type="float" office:value="0.00364143281760351">
            <text:p>0,0036414328</text:p>
          </table:table-cell>
          <table:table-cell table:style-name="Default" table:formula="of:=(8.5*[.$H$40]*[.H43]*2)/(273*1.38E-023)" office:value-type="float" office:value="1.43904865852055E+019">
            <text:p>143904865852055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03</text:p>
          </table:table-cell>
          <table:table-cell table:style-name="ce3" office:value-type="float" office:value="35">
            <text:p>35</text:p>
          </table:table-cell>
          <table:table-cell table:number-columns-repeated="2" table:style-name="ce11" office:value-type="percentage" office:value="0.5">
            <text:p>50%</text:p>
          </table:table-cell>
          <table:table-cell office:value-type="float" office:value="358">
            <text:p>358</text:p>
          </table:table-cell>
          <table:table-cell office:value-type="float" office:value="671">
            <text:p>671</text:p>
          </table:table-cell>
          <table:table-cell table:formula="of:=(1 / ([.$G$40]*[.$H$33]) ) *([.F44]/[.E44])" office:value-type="float" office:value="0.0580995386534647">
            <text:p>0,0580995387</text:p>
          </table:table-cell>
          <table:table-cell table:formula="of:=( [.G44] - ([.$H$31]/[.$H$29]) )/[.$H$32]" office:value-type="float" office:value="0.00469779645860522">
            <text:p>0,0046977965</text:p>
          </table:table-cell>
          <table:table-cell table:style-name="Default" table:formula="of:=(8.5*[.$H$40]*[.H44]*2)/(273*1.38E-023)" office:value-type="float" office:value="1.85651034369695E+019">
            <text:p>185651034369695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04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11" office:value-type="percentage" office:value="0.5">
            <text:p>50%</text:p>
          </table:table-cell>
          <table:table-cell office:value-type="float" office:value="353">
            <text:p>353</text:p>
          </table:table-cell>
          <table:table-cell office:value-type="float" office:value="632">
            <text:p>632</text:p>
          </table:table-cell>
          <table:table-cell table:formula="of:=(1 / ([.$G$40]*[.$H$33]) ) *([.F45]/[.E45])" office:value-type="float" office:value="0.0554977738928338">
            <text:p>0,0554977739</text:p>
          </table:table-cell>
          <table:table-cell table:formula="of:=( [.G45] - ([.$H$31]/[.$H$29]) )/[.$H$32]" office:value-type="float" office:value="0.00404185666333883">
            <text:p>0,0040418567</text:p>
          </table:table-cell>
          <table:table-cell table:style-name="Default" table:formula="of:=(8.5*[.$H$40]*[.H45]*2)/(273*1.38E-023)" office:value-type="float" office:value="1.59729114902028E+019">
            <text:p>159729114902028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05</text:p>
          </table:table-cell>
          <table:table-cell table:style-name="ce3" office:value-type="float" office:value="25">
            <text:p>25</text:p>
          </table:table-cell>
          <table:table-cell table:number-columns-repeated="2" table:style-name="ce11" office:value-type="percentage" office:value="0.5">
            <text:p>50%</text:p>
          </table:table-cell>
          <table:table-cell office:value-type="float" office:value="341">
            <text:p>341</text:p>
          </table:table-cell>
          <table:table-cell office:value-type="float" office:value="575">
            <text:p>575</text:p>
          </table:table-cell>
          <table:table-cell table:formula="of:=(1 / ([.$G$40]*[.$H$33]) ) *([.F46]/[.E46])" office:value-type="float" office:value="0.0522692966326606">
            <text:p>0,0522692966</text:p>
          </table:table-cell>
          <table:table-cell table:formula="of:=( [.G46] - ([.$H$31]/[.$H$29]) )/[.$H$32]" office:value-type="float" office:value="0.00322791424044784">
            <text:p>0,0032279142</text:p>
          </table:table-cell>
          <table:table-cell table:style-name="Default" table:formula="of:=(8.5*[.$H$40]*[.H46]*2)/(273*1.38E-023)" office:value-type="float" office:value="1.27563129411045E+019">
            <text:p>127563129411045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06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11" office:value-type="percentage" office:value="0.5">
            <text:p>50%</text:p>
          </table:table-cell>
          <table:table-cell office:value-type="float" office:value="315">
            <text:p>315</text:p>
          </table:table-cell>
          <table:table-cell office:value-type="float" office:value="522">
            <text:p>522</text:p>
          </table:table-cell>
          <table:table-cell table:formula="of:=(1 / ([.$G$40]*[.$H$33]) ) *([.F47]/[.E47])" office:value-type="float" office:value="0.0513680570832676">
            <text:p>0,0513680571</text:p>
          </table:table-cell>
          <table:table-cell table:formula="of:=( [.G47] - ([.$H$31]/[.$H$29]) )/[.$H$32]" office:value-type="float" office:value="0.00300069966115149">
            <text:p>0,0030006997</text:p>
          </table:table-cell>
          <table:table-cell table:style-name="Default" table:formula="of:=(8.5*[.$H$40]*[.H47]*2)/(273*1.38E-023)" office:value-type="float" office:value="1.18583893711514E+019">
            <text:p>118583893711514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07</text:p>
          </table:table-cell>
          <table:table-cell table:style-name="ce3" office:value-type="float" office:value="15">
            <text:p>15</text:p>
          </table:table-cell>
          <table:table-cell table:number-columns-repeated="2" table:style-name="ce11" office:value-type="percentage" office:value="0.5">
            <text:p>50%</text:p>
          </table:table-cell>
          <table:table-cell office:value-type="float" office:value="278">
            <text:p>278</text:p>
          </table:table-cell>
          <table:table-cell office:value-type="float" office:value="444">
            <text:p>444</text:p>
          </table:table-cell>
          <table:table-cell table:formula="of:=(1 / ([.$G$40]*[.$H$33]) ) *([.F48]/[.E48])" office:value-type="float" office:value="0.0495075419916881">
            <text:p>0,049507542</text:p>
          </table:table-cell>
          <table:table-cell table:formula="of:=( [.G48] - ([.$H$31]/[.$H$29]) )/[.$H$32]" office:value-type="float" office:value="0.00253163885030216">
            <text:p>0,0025316389</text:p>
          </table:table-cell>
          <table:table-cell table:style-name="Default" table:formula="of:=(8.5*[.$H$40]*[.H48]*2)/(273*1.38E-023)" office:value-type="float" office:value="1.000471977342E+019">
            <text:p>100047197734200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08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11" office:value-type="percentage" office:value="0.5">
            <text:p>50%</text:p>
          </table:table-cell>
          <table:table-cell office:value-type="float" office:value="244">
            <text:p>244</text:p>
          </table:table-cell>
          <table:table-cell office:value-type="float" office:value="362">
            <text:p>362</text:p>
          </table:table-cell>
          <table:table-cell table:formula="of:=(1 / ([.$G$40]*[.$H$33]) ) *([.F49]/[.E49])" office:value-type="float" office:value="0.0459887848533777">
            <text:p>0,0459887849</text:p>
          </table:table-cell>
          <table:table-cell table:formula="of:=( [.G49] - ([.$H$31]/[.$H$29]) )/[.$H$32]" office:value-type="float" office:value="0.00164451297642574">
            <text:p>0,001644513</text:p>
          </table:table-cell>
          <table:table-cell table:style-name="Default" table:formula="of:=(8.5*[.$H$40]*[.H49]*2)/(273*1.38E-023)" office:value-type="float" office:value="6.49890938864704E+018">
            <text:p>6498909388647040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2) měníme výkon při koncentracích Ar 25% a O2 50%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office:value-type="string">
            <text:p>p = 9,2 Pa</text:p>
          </table:table-cell>
          <table:table-cell office:value-type="float" office:value="8.5">
            <text:p>8,5</text:p>
          </table:table-cell>
          <table:table-cell table:number-columns-repeated="4"/>
          <table:table-cell office:value-type="string">
            <text:p>eta</text:p>
          </table:table-cell>
          <table:table-cell table:formula="of:=(0.5*10*0.98)/(1.39*0.25)" office:value-type="float" office:value="14.1007194244604">
            <text:p>14,1007194245</text:p>
          </table:table-cell>
          <table:table-cell table:style-name="Default" table:formula="of:=(0.5*10*0.98)/(1.39*0.25 + 0.5*10*0.98)" office:value-type="float" office:value="0.933777989518818">
            <text:p>0,9337779895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označ.</text:p>
          </table:table-cell>
          <table:table-cell table:style-name="ce2" office:value-type="string">
            <text:p>P [W]</text:p>
          </table:table-cell>
          <table:table-cell table:style-name="ce2" office:value-type="string">
            <text:p>Ar</text:p>
          </table:table-cell>
          <table:table-cell table:style-name="ce2" office:value-type="string">
            <text:p>O2</text:p>
          </table:table-cell>
          <table:table-cell office:value-type="string">
            <text:p>IAR</text:p>
          </table:table-cell>
          <table:table-cell office:value-type="string">
            <text:p>IO</text:p>
          </table:table-cell>
          <table:table-cell office:value-type="string">
            <text:p>1/(eta C) I_O/I_Ar</text:p>
          </table:table-cell>
          <table:table-cell office:value-type="string">
            <text:p>alpha</text:p>
          </table:table-cell>
          <table:table-cell office:value-type="string">
            <text:p>[O]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09</text:p>
          </table:table-cell>
          <table:table-cell table:style-name="ce3" office:value-type="float" office:value="10">
            <text:p>10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5">
            <text:p>50%</text:p>
          </table:table-cell>
          <table:table-cell office:value-type="float" office:value="1002">
            <text:p>1002</text:p>
          </table:table-cell>
          <table:table-cell office:value-type="float" office:value="380">
            <text:p>380</text:p>
          </table:table-cell>
          <table:table-cell table:formula="of:=(1 / ([.$H$52]*[.$H$33]) ) *([.F54]/[.E54])" office:value-type="float" office:value="0.00587785772599163">
            <text:p>0,0058778577</text:p>
          </table:table-cell>
          <table:table-cell table:style-name="ce21" table:formula="of:=( [.G54] - ([.$H$31]/[.$H$29]) )/[.$H$32]" office:value-type="float" office:value="-0.00846798978554711">
            <text:p>-0,0085</text:p>
          </table:table-cell>
          <table:table-cell table:style-name="Default" table:formula="of:=(8.5*[.$I$52]*[.H54]*2)/(273*1.38E-023)" office:value-type="float" office:value="-3.56805176282421E+019">
            <text:p>-356805176282421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10</text:p>
          </table:table-cell>
          <table:table-cell table:style-name="ce3" office:value-type="float" office:value="15">
            <text:p>15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5">
            <text:p>50%</text:p>
          </table:table-cell>
          <table:table-cell office:value-type="float" office:value="1152">
            <text:p>1152</text:p>
          </table:table-cell>
          <table:table-cell office:value-type="float" office:value="504">
            <text:p>504</text:p>
          </table:table-cell>
          <table:table-cell table:formula="of:=(1 / ([.$H$52]*[.$H$33]) ) *([.F55]/[.E55])" office:value-type="float" office:value="0.00678080494903048">
            <text:p>0,0067808049</text:p>
          </table:table-cell>
          <table:table-cell table:style-name="ce21" table:formula="of:=( [.G55] - ([.$H$31]/[.$H$29]) )/[.$H$32]" office:value-type="float" office:value="-0.00824034467881853">
            <text:p>-0,0082</text:p>
          </table:table-cell>
          <table:table-cell table:style-name="Default" table:formula="of:=(8.5*[.$I$52]*[.H55]*2)/(273*1.38E-023)" office:value-type="float" office:value="-3.47213176942181E+019">
            <text:p>-347213176942181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11</text:p>
          </table:table-cell>
          <table:table-cell table:style-name="ce3" office:value-type="float" office:value="20">
            <text:p>20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5">
            <text:p>50%</text:p>
          </table:table-cell>
          <table:table-cell office:value-type="float" office:value="1245">
            <text:p>1245</text:p>
          </table:table-cell>
          <table:table-cell office:value-type="float" office:value="588">
            <text:p>588</text:p>
          </table:table-cell>
          <table:table-cell table:formula="of:=(1 / ([.$H$52]*[.$H$33]) ) *([.F56]/[.E56])" office:value-type="float" office:value="0.00732000148714616">
            <text:p>0,0073200015</text:p>
          </table:table-cell>
          <table:table-cell table:style-name="ce21" table:formula="of:=( [.G56] - ([.$H$31]/[.$H$29]) )/[.$H$32]" office:value-type="float" office:value="-0.00810440599897639">
            <text:p>-0,0081</text:p>
          </table:table-cell>
          <table:table-cell table:style-name="Default" table:formula="of:=(8.5*[.$I$52]*[.H56]*2)/(273*1.38E-023)" office:value-type="float" office:value="-3.41485297498177E+019">
            <text:p>-341485297498177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12</text:p>
          </table:table-cell>
          <table:table-cell table:style-name="ce3" office:value-type="float" office:value="25">
            <text:p>25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5">
            <text:p>50%</text:p>
          </table:table-cell>
          <table:table-cell office:value-type="float" office:value="1316">
            <text:p>1316</text:p>
          </table:table-cell>
          <table:table-cell office:value-type="float" office:value="647">
            <text:p>647</text:p>
          </table:table-cell>
          <table:table-cell table:formula="of:=(1 / ([.$H$52]*[.$H$33]) ) *([.F57]/[.E57])" office:value-type="float" office:value="0.0076199406027316">
            <text:p>0,0076199406</text:p>
          </table:table-cell>
          <table:table-cell table:style-name="ce21" table:formula="of:=( [.G57] - ([.$H$31]/[.$H$29]) )/[.$H$32]" office:value-type="float" office:value="-0.00802878732466481">
            <text:p>-0,0080</text:p>
          </table:table-cell>
          <table:table-cell table:style-name="Default" table:formula="of:=(8.5*[.$I$52]*[.H57]*2)/(273*1.38E-023)" office:value-type="float" office:value="-3.3829904726627E+019">
            <text:p>-338299047266270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13</text:p>
          </table:table-cell>
          <table:table-cell table:style-name="ce3" office:value-type="float" office:value="30">
            <text:p>30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5">
            <text:p>50%</text:p>
          </table:table-cell>
          <table:table-cell office:value-type="float" office:value="1378">
            <text:p>1378</text:p>
          </table:table-cell>
          <table:table-cell office:value-type="float" office:value="722">
            <text:p>722</text:p>
          </table:table-cell>
          <table:table-cell table:formula="of:=(1 / ([.$H$52]*[.$H$33]) ) *([.F58]/[.E58])" office:value-type="float" office:value="0.00812065713987146">
            <text:p>0,0081206571</text:p>
          </table:table-cell>
          <table:table-cell table:style-name="ce21" table:formula="of:=( [.G58] - ([.$H$31]/[.$H$29]) )/[.$H$32]" office:value-type="float" office:value="-0.0079025499692252">
            <text:p>-0,0079</text:p>
          </table:table-cell>
          <table:table-cell table:style-name="Default" table:formula="of:=(8.5*[.$I$52]*[.H58]*2)/(273*1.38E-023)" office:value-type="float" office:value="-3.32979940488657E+019">
            <text:p>-332979940488657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14</text:p>
          </table:table-cell>
          <table:table-cell table:style-name="ce3" office:value-type="float" office:value="35">
            <text:p>35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5">
            <text:p>50%</text:p>
          </table:table-cell>
          <table:table-cell office:value-type="float" office:value="1429">
            <text:p>1429</text:p>
          </table:table-cell>
          <table:table-cell office:value-type="float" office:value="792">
            <text:p>792</text:p>
          </table:table-cell>
          <table:table-cell table:formula="of:=(1 / ([.$H$52]*[.$H$33]) ) *([.F59]/[.E59])" office:value-type="float" office:value="0.00859005901370731">
            <text:p>0,008590059</text:p>
          </table:table-cell>
          <table:table-cell table:style-name="ce21" table:formula="of:=( [.G59] - ([.$H$31]/[.$H$29]) )/[.$H$32]" office:value-type="float" office:value="-0.00778420746044785">
            <text:p>-0,0078</text:p>
          </table:table-cell>
          <table:table-cell table:style-name="Default" table:formula="of:=(8.5*[.$I$52]*[.H59]*2)/(273*1.38E-023)" office:value-type="float" office:value="-3.27993489066848E+019">
            <text:p>-327993489066848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15</text:p>
          </table:table-cell>
          <table:table-cell table:style-name="ce3" office:value-type="float" office:value="40">
            <text:p>40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5">
            <text:p>50%</text:p>
          </table:table-cell>
          <table:table-cell office:value-type="float" office:value="1477">
            <text:p>1477</text:p>
          </table:table-cell>
          <table:table-cell office:value-type="float" office:value="855">
            <text:p>855</text:p>
          </table:table-cell>
          <table:table-cell table:formula="of:=(1 / ([.$H$52]*[.$H$33]) ) *([.F60]/[.E60])" office:value-type="float" office:value="0.0089719906860177">
            <text:p>0,0089719907</text:p>
          </table:table-cell>
          <table:table-cell table:style-name="ce21" table:formula="of:=( [.G60] - ([.$H$31]/[.$H$29]) )/[.$H$32]" office:value-type="float" office:value="-0.00768791736276804">
            <text:p>-0,0077</text:p>
          </table:table-cell>
          <table:table-cell table:style-name="Default" table:formula="of:=(8.5*[.$I$52]*[.H60]*2)/(273*1.38E-023)" office:value-type="float" office:value="-3.23936232723019E+019">
            <text:p>-32393623272301900000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p = 12,7 Pa</text:p>
          </table:table-cell>
          <table:table-cell office:value-type="float" office:value="12.1">
            <text:p>12,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znač.</text:p>
          </table:table-cell>
          <table:table-cell table:style-name="ce2" office:value-type="string">
            <text:p>P [W]</text:p>
          </table:table-cell>
          <table:table-cell table:style-name="ce2" office:value-type="string">
            <text:p>Ar</text:p>
          </table:table-cell>
          <table:table-cell table:style-name="ce2" office:value-type="string">
            <text:p>O2</text:p>
          </table:table-cell>
          <table:table-cell office:value-type="string">
            <text:p>IAR</text:p>
          </table:table-cell>
          <table:table-cell office:value-type="string">
            <text:p>IO</text:p>
          </table:table-cell>
          <table:table-cell office:value-type="string">
            <text:p>1/(eta C) I_O/I_Ar</text:p>
          </table:table-cell>
          <table:table-cell office:value-type="string">
            <text:p>alpha</text:p>
          </table:table-cell>
          <table:table-cell office:value-type="string">
            <text:p>[O]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16</text:p>
          </table:table-cell>
          <table:table-cell table:style-name="ce3" office:value-type="float" office:value="40">
            <text:p>40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5">
            <text:p>50%</text:p>
          </table:table-cell>
          <table:table-cell office:value-type="float" office:value="1593">
            <text:p>1593</text:p>
          </table:table-cell>
          <table:table-cell office:value-type="float" office:value="889">
            <text:p>889</text:p>
          </table:table-cell>
          <table:table-cell table:formula="of:=(1 / ([.$H$52]*[.$H$33]) ) *([.F65]/[.E65])" office:value-type="float" office:value="0.00864946368890768">
            <text:p>0,0086494637</text:p>
          </table:table-cell>
          <table:table-cell table:style-name="ce22" table:formula="of:=( [.G65] - ([.$H$31]/[.$H$29]) )/[.$H$32]" office:value-type="float" office:value="-0.00776923074499747">
            <text:p>-0,0078</text:p>
          </table:table-cell>
          <table:table-cell table:style-name="Default" table:formula="of:=(12.1*[.$I$52]*[.H65]*2)/(273*1.38E-023)" office:value-type="float" office:value="-4.66010052814012E+019">
            <text:p>-466010052814012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17</text:p>
          </table:table-cell>
          <table:table-cell table:style-name="ce3" office:value-type="float" office:value="35">
            <text:p>35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5">
            <text:p>50%</text:p>
          </table:table-cell>
          <table:table-cell office:value-type="float" office:value="1523">
            <text:p>1523</text:p>
          </table:table-cell>
          <table:table-cell office:value-type="float" office:value="838">
            <text:p>838</text:p>
          </table:table-cell>
          <table:table-cell table:formula="of:=(1 / ([.$H$52]*[.$H$33]) ) *([.F66]/[.E66])" office:value-type="float" office:value="0.00852800232216496">
            <text:p>0,0085280023</text:p>
          </table:table-cell>
          <table:table-cell table:style-name="ce22" table:formula="of:=( [.G66] - ([.$H$31]/[.$H$29]) )/[.$H$32]" office:value-type="float" office:value="-0.00779985278479121">
            <text:p>-0,0078</text:p>
          </table:table-cell>
          <table:table-cell table:style-name="Default" table:formula="of:=(12.1*[.$I$52]*[.H66]*2)/(273*1.38E-023)" office:value-type="float" office:value="-4.67846808453011E+019">
            <text:p>-467846808453011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18</text:p>
          </table:table-cell>
          <table:table-cell table:style-name="ce3" office:value-type="float" office:value="30">
            <text:p>30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5">
            <text:p>50%</text:p>
          </table:table-cell>
          <table:table-cell office:value-type="float" office:value="1457">
            <text:p>1457</text:p>
          </table:table-cell>
          <table:table-cell office:value-type="float" office:value="758">
            <text:p>758</text:p>
          </table:table-cell>
          <table:table-cell table:formula="of:=(1 / ([.$H$52]*[.$H$33]) ) *([.F67]/[.E67])" office:value-type="float" office:value="0.00806330056101987">
            <text:p>0,0080633006</text:p>
          </table:table-cell>
          <table:table-cell table:style-name="ce22" table:formula="of:=( [.G67] - ([.$H$31]/[.$H$29]) )/[.$H$32]" office:value-type="float" office:value="-0.00791701033211364">
            <text:p>-0,0079</text:p>
          </table:table-cell>
          <table:table-cell table:style-name="Default" table:formula="of:=(12.1*[.$I$52]*[.H67]*2)/(273*1.38E-023)" office:value-type="float" office:value="-4.74874092956105E+019">
            <text:p>-474874092956105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19</text:p>
          </table:table-cell>
          <table:table-cell table:style-name="ce3" office:value-type="float" office:value="25">
            <text:p>25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5">
            <text:p>50%</text:p>
          </table:table-cell>
          <table:table-cell office:value-type="float" office:value="1387">
            <text:p>1387</text:p>
          </table:table-cell>
          <table:table-cell office:value-type="float" office:value="680">
            <text:p>680</text:p>
          </table:table-cell>
          <table:table-cell table:formula="of:=(1 / ([.$H$52]*[.$H$33]) ) *([.F68]/[.E68])" office:value-type="float" office:value="0.00759863609490695">
            <text:p>0,0075986361</text:p>
          </table:table-cell>
          <table:table-cell table:style-name="ce22" table:formula="of:=( [.G68] - ([.$H$31]/[.$H$29]) )/[.$H$32]" office:value-type="float" office:value="-0.0080341584768582">
            <text:p>-0,0080</text:p>
          </table:table-cell>
          <table:table-cell table:style-name="Default" table:formula="of:=(12.1*[.$I$52]*[.H68]*2)/(273*1.38E-023)" office:value-type="float" office:value="-4.81900813478549E+019">
            <text:p>-481900813478549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20</text:p>
          </table:table-cell>
          <table:table-cell table:style-name="ce3" office:value-type="float" office:value="20">
            <text:p>20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5">
            <text:p>50%</text:p>
          </table:table-cell>
          <table:table-cell office:value-type="float" office:value="1275">
            <text:p>1275</text:p>
          </table:table-cell>
          <table:table-cell office:value-type="float" office:value="602">
            <text:p>602</text:p>
          </table:table-cell>
          <table:table-cell table:formula="of:=(1 / ([.$H$52]*[.$H$33]) ) *([.F69]/[.E69])" office:value-type="float" office:value="0.00731795106656152">
            <text:p>0,0073179511</text:p>
          </table:table-cell>
          <table:table-cell table:style-name="ce22" table:formula="of:=( [.G69] - ([.$H$31]/[.$H$29]) )/[.$H$32]" office:value-type="float" office:value="-0.00810492293750936">
            <text:p>-0,0081</text:p>
          </table:table-cell>
          <table:table-cell table:style-name="Default" table:formula="of:=(12.1*[.$I$52]*[.H69]*2)/(273*1.38E-023)" office:value-type="float" office:value="-4.86145371418425E+019">
            <text:p>-486145371418425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21</text:p>
          </table:table-cell>
          <table:table-cell table:style-name="ce3" office:value-type="float" office:value="15">
            <text:p>15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5">
            <text:p>50%</text:p>
          </table:table-cell>
          <table:table-cell office:value-type="float" office:value="1148">
            <text:p>1148</text:p>
          </table:table-cell>
          <table:table-cell office:value-type="float" office:value="505">
            <text:p>505</text:p>
          </table:table-cell>
          <table:table-cell table:formula="of:=(1 / ([.$H$52]*[.$H$33]) ) *([.F70]/[.E70])" office:value-type="float" office:value="0.00681793230315658">
            <text:p>0,0068179323</text:p>
          </table:table-cell>
          <table:table-cell table:style-name="ce22" table:formula="of:=( [.G70] - ([.$H$31]/[.$H$29]) )/[.$H$32]" office:value-type="float" office:value="-0.00823098437483073">
            <text:p>-0,0082</text:p>
          </table:table-cell>
          <table:table-cell table:style-name="Default" table:formula="of:=(12.1*[.$I$52]*[.H70]*2)/(273*1.38E-023)" office:value-type="float" office:value="-4.93706724529447E+019">
            <text:p>-493706724529447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22</text:p>
          </table:table-cell>
          <table:table-cell table:style-name="ce3" office:value-type="float" office:value="10">
            <text:p>10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5">
            <text:p>50%</text:p>
          </table:table-cell>
          <table:table-cell office:value-type="float" office:value="994">
            <text:p>994</text:p>
          </table:table-cell>
          <table:table-cell office:value-type="float" office:value="385">
            <text:p>385</text:p>
          </table:table-cell>
          <table:table-cell table:formula="of:=(1 / ([.$H$52]*[.$H$33]) ) *([.F71]/[.E71])" office:value-type="float" office:value="0.00600312711785395">
            <text:p>0,0060031271</text:p>
          </table:table-cell>
          <table:table-cell table:style-name="ce22" table:formula="of:=( [.G71] - ([.$H$31]/[.$H$29]) )/[.$H$32]" office:value-type="float" office:value="-0.00843640769154127">
            <text:p>-0,0084</text:p>
          </table:table-cell>
          <table:table-cell table:style-name="Default" table:formula="of:=(12.1*[.$I$52]*[.H71]*2)/(273*1.38E-023)" office:value-type="float" office:value="-5.06028321584748E+019">
            <text:p>-50602832158474800000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" office:value-type="string">
            <text:p>integrační doba 1s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průměr z 20 měření</text:p>
          </table:table-cell>
          <table:table-cell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office:value-type="string">
            <text:p>nula úplně nakonec</text:p>
          </table:table-cell>
          <table:table-cell office:value-type="float" office:value="0.93">
            <text:p>0,93</text:p>
          </table:table-cell>
          <table:table-cell office:value-type="float" office:value="0.0082">
            <text:p>0,0082</text:p>
          </table:table-cell>
          <table:table-cell office:value-type="string">
            <text:p>Pa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otáčky vývěvy 473/sekundu</text:p>
          </table:table-cell>
          <table:table-cell/>
          <table:table-cell office:value-type="string">
            <text:p>turbomolekulární vývěva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>
            <text:p>Pozn.</text:p>
          </table:table-cell>
          <table:table-cell table:number-columns-repeated="1023"/>
        </table:table-row>
        <table:table-row table:style-name="ro2">
          <table:table-cell office:value-type="string">
            <text:p>čáry: O (3p - 5s) - 777 nm</text:p>
          </table:table-cell>
          <table:table-cell table:number-columns-repeated="1023"/>
        </table:table-row>
        <table:table-row table:style-name="ro2">
          <table:table-cell office:value-type="string">
            <text:p><text:s text:c="8"/>O (3p - 3s) - 844 n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kapacitní měrka - není dobré měřit nulu (nastavit nulu na větší hodnotu a zkontrolovat aktuální nulu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a Temelínu jsou 2 kapacitron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růtokoměry a regulátory průtoku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koeficienty u průtokoměrů - ověřování průtokoměru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andardní výstup generátorů 50 oh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<text:s/>přizpůsobovací člen v generátoru + napěťové ochrany; zapsat dodávaný výkon + odažený výkon pak odečíst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 table:style-name="ce10" office:value-type="string">
            <text:p>n1 = 7,29</text:p>
          </table:table-cell>
          <table:table-cell table:number-columns-repeated="1023"/>
        </table:table-row>
        <table:table-row table:style-name="ro6">
          <table:table-cell table:style-name="ce10" office:value-type="string">
            <text:p>n2 = 14,493</text:p>
          </table:table-cell>
          <table:table-cell table:number-columns-repeated="1023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2" table:style-name="ta4">
        <office:forms form:automatic-focus="false" form:apply-design-mode="false"/>
        <table:table-column table:style-name="co7" table:number-columns-repeated="1024" table:default-cell-style-name="Default"/>
        <table:table-row table:style-name="ro2">
          <table:table-cell table:number-columns-repeated="1024"/>
        </table:table-row>
      </table:table>
      <table:table table:name="List3" table:style-name="ta3">
        <table:table-column table:style-name="co7" table:number-columns-repeated="1024" table:default-cell-style-name="Default"/>
        <table:table-row table:style-name="ro1">
          <table:table-cell table:number-columns-repeated="1024"/>
        </table:table-row>
      </table:table>
      <table:named-expressions>
        <table:named-expression table:name="SHARED_FORMULA_3_11_3_11_0" table:base-cell-address="$List1.$D$12" table:expression="[.B12]-[.B$4]"/>
        <table:named-expression table:name="SHARED_FORMULA_4_11_4_11_0" table:base-cell-address="$List1.$E$12" table:expression="[.C12]-[.C$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Kč</number:text>
    </number:number-style>
    <number:number-style style:name="N111">
      <number:text>-</number:text>
      <number:number number:decimal-places="0" number:min-integer-digits="1" number:grouping="true"/>
      <number:text> Kč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Kč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Kč</number:text>
    </number:number-style>
    <number:number-style style:name="N114">
      <number:text>-</number:text>
      <number:number number:decimal-places="2" number:min-integer-digits="1" number:grouping="true"/>
      <number:text> Kč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Kč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number number:decimal-places="0" number:min-integer-digits="1" number:grouping="true"/>
      <number:text>      </number:text>
    </number:number-style>
    <number:number-style style:name="N123P1" style:volatile="true">
      <number:text>-</number:text>
      <number:number number:decimal-places="0" number:min-integer-digits="1" number:grouping="true"/>
      <number:text>      </number:text>
    </number:number-style>
    <number:number-style style:name="N123P2" style:volatile="true">
      <number:text> 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0" number:min-integer-digits="1" number:grouping="true"/>
      <number:text> Kč </number:text>
    </number:number-style>
    <number:number-style style:name="N127P1" style:volatile="true">
      <number:text>-</number:text>
      <number:number number:decimal-places="0" number:min-integer-digits="1" number:grouping="true"/>
      <number:text> Kč </number:text>
    </number:number-style>
    <number:number-style style:name="N127P2" style:volatile="true">
      <number:text> - Kč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     </number:text>
    </number:number-style>
    <number:number-style style:name="N131P1" style:volatile="true">
      <number:text>-</number:text>
      <number:number number:decimal-places="2" number:min-integer-digits="1" number:grouping="true"/>
      <number:text>      </number:text>
    </number:number-style>
    <number:number-style style:name="N131P2" style:volatile="true">
      <number:text> -</number:text>
      <number:number number:decimal-places="0" number:min-integer-digits="0"/>
      <number:text>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number number:decimal-places="2" number:min-integer-digits="1" number:grouping="true"/>
      <number:text> Kč </number:text>
    </number:number-style>
    <number:number-style style:name="N135P1" style:volatile="true">
      <number:text>-</number:text>
      <number:number number:decimal-places="2" number:min-integer-digits="1" number:grouping="true"/>
      <number:text> Kč </number:text>
    </number:number-style>
    <number:number-style style:name="N135P2" style:volatile="true">
      <number:text> -</number:text>
      <number:number number:decimal-places="0" number:min-integer-digits="0"/>
      <number:text> Kč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1">
      <number:number number:decimal-places="3" number:min-integer-digits="1"/>
    </number:number-style>
    <number:number-style style:name="N14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style:font-name="Arial1"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4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2" style:display-name="PageStyle_Lis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3" style:display-name="PageStyle_Lis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6-14T10:40:00</meta:creation-date>
    <dc:creator>Paulie </dc:creator>
    <dc:date>2012-10-04T15:51:26</dc:date>
    <meta:editing-duration>P1DT3H3M18S</meta:editing-duration>
    <meta:editing-cycles>66</meta:editing-cycles>
    <meta:generator>LibreOffice/3.5$Linux_x86 LibreOffice_project/350m1$Build-2</meta:generator>
    <meta:document-statistic meta:table-count="3" meta:cell-count="398" meta:object-count="0"/>
  </office:meta>
</office:document-meta>
</file>